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18"/>
        <table:table-column table:style-name="co6" table:default-cell-style-name="ce21"/>
        <table:table-column table:style-name="co4" table:default-cell-style-name="ce21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91"/>
        </table:table-row>
        <table:table-row table:style-name="ro2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 table:number-rows-repeated="4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At exercise end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/>
          <table:table-cell table:style-name="ce2" table:formula="of:=[.K29]" office:value-type="float" office:value="4361.39876">
            <text:p>4,361</text:p>
          </table:table-cell>
          <table:table-cell table:style-name="ce2" table:formula="of:=[.L29]" office:value-type="float" office:value="14801.7578">
            <text:p>14,802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19" office:value-type="string">
            <text:p>Metric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tmplt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office:value-type="float" office:value="57.77299">
            <text:p>57.77</text:p>
          </table:table-cell>
          <table:table-cell office:value-type="float" office:value="136.1512">
            <text:p>136.15</text:p>
          </table:table-cell>
          <table:table-cell/>
          <table:table-cell office:value-type="string">
            <text:p>min.RMSE.OOB:glb_sel_mdl</text:p>
          </table:table-cell>
          <table:table-cell office:value-type="float" office:value="3.843935">
            <text:p>3.8439</text:p>
          </table:table-cell>
          <table:table-cell table:style-name="ce17" office:value-type="string">
            <text:p>N/A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29]/[.B12]" office:value-type="percentage" office:value="1">
            <text:p>100.00%</text:p>
          </table:table-cell>
          <table:table-cell table:style-name="ce4" table:formula="of:=[.L29]/[.C12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pos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pos</text:p>
          </table:table-cell>
          <table:table-cell table:style-name="ce12" office:value-type="float" office:value="100">
            <text:p>100.00</text:p>
          </table:table-cell>
          <table:table-cell/>
          <table:table-cell table:style-name="ce2" office:value-type="float" office:value="6">
            <text:p>6</text:p>
          </table:table-cell>
          <table:table-cell office:value-type="float" office:value="256.84422">
            <text:p>256.84</text:p>
          </table:table-cell>
          <table:table-cell office:value-type="float" office:value="798.377">
            <text:p>798.38</text:p>
          </table:table-cell>
          <table:table-cell/>
          <table:table-cell office:value-type="string">
            <text:p>min.RMSE.fit:glb_fin_mdl</text:p>
          </table:table-cell>
          <table:table-cell office:value-type="float" office:value="3.441975">
            <text:p>3.4420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regression of left_eye_center_x</text:p>
          </table:table-cell>
          <table:table-cell table:number-columns-repeated="5"/>
          <table:table-cell table:style-name="ce2" office:value-type="float" office:value="3">
            <text:p>3</text:p>
          </table:table-cell>
          <table:table-cell office:value-type="float" office:value="356.53763">
            <text:p>356.54</text:p>
          </table:table-cell>
          <table:table-cell office:value-type="float" office:value="1038.7135">
            <text:p>1,038.71</text:p>
          </table:table-cell>
          <table:table-cell/>
          <table:table-cell office:value-type="string">
            <text:p>max.R.sq.OOB:glb_sel_mdl</text:p>
          </table:table-cell>
          <table:table-cell table:style-name="ce22" office:value-type="float" office:value="0.003172451">
            <text:p>0.0032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8" office:value-type="string">
            <text:p>All other detections default to mean in trn</text:p>
          </table:table-cell>
          <table:table-cell table:number-columns-repeated="5"/>
          <table:table-cell table:style-name="ce2" office:value-type="float" office:value="4">
            <text:p>4</text:p>
          </table:table-cell>
          <table:table-cell office:value-type="float" office:value="306.05286">
            <text:p>306.05</text:p>
          </table:table-cell>
          <table:table-cell office:value-type="float" office:value="932.2126">
            <text:p>932.21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003162455">
            <text:p>0.0032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1">
            <text:p>1</text:p>
          </table:table-cell>
          <table:table-cell office:value-type="float" office:value="1685.02074">
            <text:p>1,685.02</text:p>
          </table:table-cell>
          <table:table-cell office:value-type="float" office:value="5817.5716">
            <text:p>5,817.57</text:p>
          </table:table-cell>
          <table:table-cell table:number-columns-repeated="2"/>
          <table:table-cell table:style-name="ce9"/>
          <table:table-cell table:style-name="ce17"/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4"/>
          <table:table-cell table:style-name="ce25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9">
            <text:p>9</text:p>
          </table:table-cell>
          <table:table-cell office:value-type="float" office:value="195.59648">
            <text:p>195.60</text:p>
          </table:table-cell>
          <table:table-cell office:value-type="float" office:value="715.2853">
            <text:p>715.29</text:p>
          </table:table-cell>
          <table:table-cell/>
          <table:table-cell office:value-type="string">
            <text:p>cluster_entropy</text:p>
          </table:table-cell>
          <table:table-cell table:style-name="ce18"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8">
            <text:p>8</text:p>
          </table:table-cell>
          <table:table-cell office:value-type="float" office:value="173.24281">
            <text:p>173.24</text:p>
          </table:table-cell>
          <table:table-cell office:value-type="float" office:value="773.8661">
            <text:p>773.87</text:p>
          </table:table-cell>
          <table:table-cell table:number-columns-repeated="2"/>
          <table:table-cell table:style-name="ce18"/>
          <table:table-cell table:style-name="ce17"/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2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5">
            <text:p>5</text:p>
          </table:table-cell>
          <table:table-cell office:value-type="float" office:value="272.12393">
            <text:p>272.12</text:p>
          </table:table-cell>
          <table:table-cell office:value-type="float" office:value="738.9476">
            <text:p>738.95</text:p>
          </table:table-cell>
          <table:table-cell/>
          <table:table-cell table:style-name="ce20" office:value-type="string">
            <text:p><text:span text:style-name="T1">import.data</text:span><text:span text:style-name="T2">(Console)</text:span></text:p>
          </table:table-cell>
          <table:table-cell table:style-name="ce6" office:value-type="float" office:value="52.801">
            <text:p>52.8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2">
            <text:p>2</text:p>
          </table:table-cell>
          <table:table-cell office:value-type="float" office:value="884.47657">
            <text:p>884.48</text:p>
          </table:table-cell>
          <table:table-cell office:value-type="float" office:value="3086.5713">
            <text:p>3,086.57</text:p>
          </table:table-cell>
          <table:table-cell/>
          <table:table-cell table:style-name="ce6" office:value-type="string">
            <text:p>extract.features_bind.DXM</text:p>
          </table:table-cell>
          <table:table-cell table:style-name="ce6"/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2"/>
          <table:table-cell table:style-name="ce24" table:number-columns-repeated="3"/>
          <table:table-cell table:style-name="ce23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table:style-name="ce2" office:value-type="float" office:value="7">
            <text:p>7</text:p>
          </table:table-cell>
          <table:table-cell office:value-type="float" office:value="173.73053">
            <text:p>173.73</text:p>
          </table:table-cell>
          <table:table-cell office:value-type="float" office:value="764.0616">
            <text:p>764.06</text:p>
          </table:table-cell>
          <table:table-cell table:number-columns-repeated="5"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7" office:value-type="string">
            <text:p>N/A</text:p>
          </table:table-cell>
          <table:table-cell/>
          <table:table-cell table:style-name="ce23"/>
          <table:table-cell table:style-name="ce18"/>
          <table:table-cell table:style-name="ce23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6" office:value-type="float" office:value="107">
            <text:p>107</text:p>
          </table:table-cell>
          <table:table-cell table:style-name="ce17" office:value-type="string">
            <text:p>N/A</text:p>
          </table:table-cell>
          <table:table-cell/>
          <table:table-cell table:style-name="ce23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3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28])" office:value-type="float" office:value="4361.39876">
            <text:p>4,361.40</text:p>
          </table:table-cell>
          <table:table-cell table:style-name="ce16" table:formula="of:=SUM([.L16:.L28])" office:value-type="float" office:value="14801.7578">
            <text:p>14,801.76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 table:number-rows-repeated="1048545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float" office:value="0">
            <text:p>0</text:p>
          </table:table-cell>
          <table:table-cell office:value-type="float" office:value="57.77299">
            <text:p>57.77</text:p>
          </table:table-cell>
          <table:table-cell office:value-type="float" office:value="136.1512">
            <text:p>13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6">
            <text:p>6</text:p>
          </table:table-cell>
          <table:table-cell office:value-type="float" office:value="256.84422">
            <text:p>256.84</text:p>
          </table:table-cell>
          <table:table-cell office:value-type="float" office:value="798.377">
            <text:p>798.3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3">
            <text:p>3</text:p>
          </table:table-cell>
          <table:table-cell office:value-type="float" office:value="356.53763">
            <text:p>356.54</text:p>
          </table:table-cell>
          <table:table-cell office:value-type="float" office:value="1038.7135">
            <text:p>1038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4">
            <text:p>4</text:p>
          </table:table-cell>
          <table:table-cell office:value-type="float" office:value="306.05286">
            <text:p>306.05</text:p>
          </table:table-cell>
          <table:table-cell office:value-type="float" office:value="932.2126">
            <text:p>932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1">
            <text:p>1</text:p>
          </table:table-cell>
          <table:table-cell office:value-type="float" office:value="1685.02074">
            <text:p>1685.02</text:p>
          </table:table-cell>
          <table:table-cell office:value-type="float" office:value="5817.5716">
            <text:p>5817.5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9">
            <text:p>9</text:p>
          </table:table-cell>
          <table:table-cell office:value-type="float" office:value="195.59648">
            <text:p>195.6</text:p>
          </table:table-cell>
          <table:table-cell office:value-type="float" office:value="715.2853">
            <text:p>715.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8">
            <text:p>8</text:p>
          </table:table-cell>
          <table:table-cell office:value-type="float" office:value="173.24281">
            <text:p>173.24</text:p>
          </table:table-cell>
          <table:table-cell office:value-type="float" office:value="773.8661">
            <text:p>773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5">
            <text:p>5</text:p>
          </table:table-cell>
          <table:table-cell office:value-type="float" office:value="272.12393">
            <text:p>272.12</text:p>
          </table:table-cell>
          <table:table-cell office:value-type="float" office:value="738.9476">
            <text:p>738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2">
            <text:p>2</text:p>
          </table:table-cell>
          <table:table-cell office:value-type="float" office:value="884.47657">
            <text:p>884.48</text:p>
          </table:table-cell>
          <table:table-cell office:value-type="float" office:value="3086.5713">
            <text:p>3086.5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7">
            <text:p>7</text:p>
          </table:table-cell>
          <table:table-cell office:value-type="float" office:value="173.73053">
            <text:p>173.73</text:p>
          </table:table-cell>
          <table:table-cell office:value-type="float" office:value="764.0616">
            <text:p>764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18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1/06/2016</text:date>, <text:time>09:5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2_Classic_Edition$Unix OpenOffice.org_project/Patch 0</meta:generator>
    <dc:date>2016-01-06T09:51:10</dc:date>
    <dc:creator>Balaji Iyengar</dc:creator>
    <meta:editing-duration>PT1700H44M52S</meta:editing-duration>
    <meta:editing-cycles>485</meta:editing-cycles>
    <meta:document-statistic meta:table-count="3" meta:cell-count="382" meta:object-count="0"/>
    <meta:user-defined meta:name=""/>
  </office:meta>
</office:document-meta>
</file>